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A0000013A528CED047CC1A41A.png" manifest:media-type="image/png"/>
  <manifest:file-entry manifest:full-path="Pictures/10000001000002FA00000108084DA08D415269CA.png" manifest:media-type="image/png"/>
  <manifest:file-entry manifest:full-path="Pictures/10000001000002B600000191068089A1FCB9739A.png" manifest:media-type="image/png"/>
  <manifest:file-entry manifest:full-path="Pictures/10000001000002B6000001D1BE8DA618E3CAF3BB.png" manifest:media-type="image/png"/>
  <manifest:file-entry manifest:full-path="Pictures/10000001000002AA0000018DF1C950A8716C1525.png" manifest:media-type="image/png"/>
  <manifest:file-entry manifest:full-path="Pictures/10000001000002A00000019194FBE62229112E7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width="17cm" svg:height="5.888cm" draw:z-index="0"><draw:image xlink:href="Pictures/10000001000002FA00000108084DA08D415269CA.png" xlink:type="simple" xlink:show="embed" xlink:actuate="onLoad" draw:mime-type="image/png"/></draw:frame><text:s/></text:p>
      <text:p text:style-name="Standard"><draw:frame draw:style-name="fr3" draw:name="Imagen2" text:anchor-type="char" svg:x="0cm" svg:y="0cm" svg:width="13.496cm" svg:height="7.798cm" draw:z-index="1"><draw:image xlink:href="Pictures/10000001000002B600000191068089A1FCB9739A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3" text:anchor-type="char" svg:x="0.198cm" svg:y="0.282cm" svg:width="13.266cm" svg:height="8.888cm" draw:z-index="2"><draw:image xlink:href="Pictures/10000001000002B6000001D1BE8DA618E3CAF3B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n4" text:anchor-type="char" svg:width="17cm" svg:height="9.895cm" draw:z-index="3"><draw:image xlink:href="Pictures/10000001000002AA0000018DF1C950A8716C1525.png" xlink:type="simple" xlink:show="embed" xlink:actuate="onLoad" draw:mime-type="image/png"/></draw:frame><text:s/></text:p>
      <text:p text:style-name="Standard"><draw:frame draw:style-name="fr2" draw:name="Imagen5" text:anchor-type="char" svg:width="17cm" svg:height="10.144cm" draw:z-index="4"><draw:image xlink:href="Pictures/10000001000002A00000019194FBE62229112E7F.png" xlink:type="simple" xlink:show="embed" xlink:actuate="onLoad" draw:mime-type="image/png"/></draw:frame><text:s/></text:p>
      <text:p text:style-name="Standard"><draw:frame draw:style-name="fr1" draw:name="Imagen6" text:anchor-type="char" svg:width="17cm" svg:height="7.648cm" draw:z-index="5"><draw:image xlink:href="Pictures/10000001000002BA0000013A528CED047CC1A41A.png" xlink:type="simple" xlink:show="embed" xlink:actuate="onLoad" draw:mime-type="image/png"/></draw:frame><text:soft-page-break/></text:p>
      <text:p text:style-name="Standard"/>
      <text:p text:style-name="Standard"><text:s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7T12:20:28.874000000</meta:creation-date>
    <dc:date>2022-06-07T12:24:34.459000000</dc:date>
    <meta:editing-duration>PT4M7S</meta:editing-duration>
    <meta:editing-cycles>2</meta:editing-cycles>
    <meta:generator>LibreOffice/7.3.3.2$Windows_X86_64 LibreOffice_project/d1d0ea68f081ee2800a922cac8f79445e4603348</meta:generator>
    <meta:document-statistic meta:table-count="0" meta:image-count="6" meta:object-count="0" meta:page-count="3" meta:paragraph-count="5" meta:word-count="0" meta:character-count="5" meta:non-whitespace-character-count="0"/>
  </office:meta>
</office:document-meta>
</file>